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67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12.9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ll together</text:p>
          </table:table-cell>
          <table:covered-table-cell table:number-columns-repeated="3" table:style-name="ce2"/>
          <table:covered-table-cell table:number-columns-repeated="2"/>
          <table:table-cell table:style-name="ce1" office:value-type="string" calcext:value-type="string" table:number-columns-spanned="2" table:number-rows-spanned="1">
            <text:p>Includes active</text:p>
          </table:table-cell>
          <table:covered-table-cell/>
          <table:table-cell table:style-name="ce4" office:value-type="string" calcext:value-type="string" table:number-columns-spanned="5" table:number-rows-spanned="1">
            <text:p>Separately</text:p>
          </table:table-cell>
          <table:covered-table-cell table:number-columns-repeated="4"/>
          <table:table-cell table:style-name="ce4" office:value-type="string" calcext:value-type="string" table:number-columns-spanned="2" table:number-rows-spanned="1">
            <text:p>Includes for active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Payload (porcentagem da massa do corpo)</text:p>
          </table:table-cell>
          <table:table-cell table:style-name="ce2" office:value-type="string" calcext:value-type="string">
            <text:p>End time (s)</text:p>
          </table:table-cell>
          <table:table-cell table:style-name="ce2" office:value-type="string" calcext:value-type="string">
            <text:p>Distúrbio (m/s²)</text:p>
          </table:table-cell>
          <table:table-cell table:style-name="ce2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office:value-type="string" calcext:value-type="string">
            <text:p>Loop do controle (mS)</text:p>
          </table:table-cell>
          <table:table-cell table:style-name="Default" office:value-type="string" calcext:value-type="string">
            <text:p>% FDD</text:p>
          </table:table-cell>
          <table:table-cell table:style-name="Default" office:value-type="string" calcext:value-type="string">
            <text:p>dT FDD (s)</text:p>
          </table:table-cell>
          <table:table-cell table:style-name="ce5" office:value-type="string" calcext:value-type="string">
            <text:p>Payload (porcentagem da massa do corpo)</text:p>
          </table:table-cell>
          <table:table-cell table:style-name="ce5" office:value-type="string" calcext:value-type="string">
            <text:p>End time (s)</text:p>
          </table:table-cell>
          <table:table-cell table:style-name="ce5" office:value-type="string" calcext:value-type="string">
            <text:p>Distúrbio (m/s²)</text:p>
          </table:table-cell>
          <table:table-cell table:style-name="ce5" office:value-type="string" calcext:value-type="string">
            <text:p>Falhas</text:p>
          </table:table-cell>
          <table:table-cell table:style-name="ce5" office:value-type="string" calcext:value-type="string">
            <text:p>Loop do controle (mS)</text:p>
          </table:table-cell>
          <table:table-cell office:value-type="string" calcext:value-type="string">
            <text:p>% FDD</text:p>
          </table:table-cell>
          <table:table-cell office:value-type="string" calcext:value-type="string">
            <text:p>dT FDD (s)</text:p>
          </table:table-cell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m</text:p>
          </table:table-cell>
          <table:table-cell table:style-name="ce3" office:value-type="string" calcext:value-type="string">
            <text:p>Nenhuma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.25" calcext:value-type="float">
            <text:p>0,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enhuma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office:value-type="string" calcext:value-type="string">
            <text:p>Motor 1 78%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float" office:value="28.75" calcext:value-type="float">
            <text:p>28,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tor 1 90%</text:p>
          </table:table-cell>
          <table:table-cell office:value-type="float" office:value="15" calcext:value-type="float">
            <text:p>15</text:p>
          </table:table-cell>
          <table:table-cell office:value-type="float" office:value="99.25" calcext:value-type="float">
            <text:p>99,25</text:p>
          </table:table-cell>
          <table:table-cell office:value-type="float" office:value="0.1" calcext:value-type="float">
            <text:p>0,1</text:p>
          </table:table-cell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Motor 1 0%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7.5" calcext:value-type="float">
            <text:p>27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otor 1 78%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,5</text:p>
          </table:table-cell>
          <table:table-cell office:value-type="float" office:value="0.2" calcext:value-type="float">
            <text:p>0,2</text:p>
          </table:table-cell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office:value-type="string" calcext:value-type="string">
            <text:p>Motor 1 0% | Motor 2 78%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6.25" calcext:value-type="float">
            <text:p>26,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otor 1 63%</text:p>
          </table:table-cell>
          <table:table-cell office:value-type="float" office:value="25" calcext:value-type="float">
            <text:p>25</text:p>
          </table:table-cell>
          <table:table-cell office:value-type="float" office:value="97.75" calcext:value-type="float">
            <text:p>97,75</text:p>
          </table:table-cell>
          <table:table-cell office:value-type="float" office:value="0.3" calcext:value-type="float">
            <text:p>0,3</text:p>
          </table:table-cell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office:value-type="string" calcext:value-type="string">
            <text:p>Motor 1 0% | Motor 2 0%</text:p>
          </table:table-cell>
          <table:table-cell table:style-name="Default"/>
          <table:table-cell table:style-name="Default" office:value-type="float" office:value="88" calcext:value-type="float">
            <text:p>88</text:p>
          </table:table-cell>
          <table:table-cell table:style-name="Default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otor 1 45%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0.4" calcext:value-type="float">
            <text:p>0,4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8%</text:p>
          </table:table-cell>
          <table:table-cell table:style-name="Default" table:number-columns-repeated="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.75" calcext:value-type="float">
            <text:p>23,7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otor 1 0%</text:p>
          </table:table-cell>
          <table:table-cell office:value-type="float" office:value="35" calcext:value-type="float">
            <text:p>35</text:p>
          </table:table-cell>
          <table:table-cell office:value-type="float" office:value="96.25" calcext:value-type="float">
            <text:p>96,25</text:p>
          </table:table-cell>
          <table:table-cell office:value-type="float" office:value="0.5" calcext:value-type="float">
            <text:p>0,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table:style-name="Default" table:number-columns-repeated="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2.5" calcext:value-type="float">
            <text:p>22,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otor 1 0% | Motor 2 90%</text:p>
          </table:table-cell>
          <table:table-cell office:value-type="float" office:value="40" calcext:value-type="float">
            <text:p>40</text:p>
          </table:table-cell>
          <table:table-cell office:value-type="float" office:value="95.5" calcext:value-type="float">
            <text:p>95,5</text:p>
          </table:table-cell>
          <table:table-cell office:value-type="float" office:value="0.6" calcext:value-type="float">
            <text:p>0,6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8%</text:p>
          </table:table-cell>
          <table:table-cell table:style-name="Default" table:number-columns-repeated="3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1.25" calcext:value-type="float">
            <text:p>21,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otor 1 0% | Motor 2 78%</text:p>
          </table:table-cell>
          <table:table-cell office:value-type="float" office:value="45" calcext:value-type="float">
            <text:p>45</text:p>
          </table:table-cell>
          <table:table-cell office:value-type="float" office:value="94.75" calcext:value-type="float">
            <text:p>94,75</text:p>
          </table:table-cell>
          <table:table-cell office:value-type="float" office:value="0.7" calcext:value-type="float">
            <text:p>0,7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style-name="Default" table:number-columns-repeated="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otor 1 0% | Motor 2 63%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,8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78 %</text:p>
          </table:table-cell>
          <table:table-cell table:style-name="Default"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.75" calcext:value-type="float">
            <text:p>18,7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otor 1 0% | Motor 2 45%</text:p>
          </table:table-cell>
          <table:table-cell office:value-type="float" office:value="55" calcext:value-type="float">
            <text:p>55</text:p>
          </table:table-cell>
          <table:table-cell office:value-type="float" office:value="93.25" calcext:value-type="float">
            <text:p>93,25</text:p>
          </table:table-cell>
          <table:table-cell office:value-type="float" office:value="0.9" calcext:value-type="float">
            <text:p>0,9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8 0 %</text:p>
          </table:table-cell>
          <table:table-cell table:style-name="Default" table:number-columns-repeated="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Motor 1 0% | Motor 2 0%</text:p>
          </table:table-cell>
          <table:table-cell office:value-type="float" office:value="60" calcext:value-type="float">
            <text:p>60</text:p>
          </table:table-cell>
          <table:table-cell office:value-type="float" office:value="92.5" calcext:value-type="float">
            <text:p>92,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6 78%</text:p>
          </table:table-cell>
          <table:table-cell table:style-name="Default" table:number-columns-repeated="3"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otor 1 0% | Motor 2 0% | Motor 3 90%</text:p>
          </table:table-cell>
          <table:table-cell office:value-type="float" office:value="65" calcext:value-type="float">
            <text:p>65</text:p>
          </table:table-cell>
          <table:table-cell office:value-type="float" office:value="91.75" calcext:value-type="float">
            <text:p>91,75</text:p>
          </table:table-cell>
          <table:table-cell office:value-type="float" office:value="1.1" calcext:value-type="float">
            <text:p>1,1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table:style-name="Default" table:number-columns-repeated="3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Motor 1 0% | Motor 2 0% | Motor 3 78%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.2" calcext:value-type="float">
            <text:p>1,2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8%</text:p>
          </table:table-cell>
          <table:table-cell table:style-name="Default" table:number-columns-repeated="3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.75" calcext:value-type="float">
            <text:p>13,7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Motor 1 0% | Motor 2 0% | Motor 3 63%</text:p>
          </table:table-cell>
          <table:table-cell office:value-type="float" office:value="75" calcext:value-type="float">
            <text:p>75</text:p>
          </table:table-cell>
          <table:table-cell office:value-type="float" office:value="90.25" calcext:value-type="float">
            <text:p>90,25</text:p>
          </table:table-cell>
          <table:table-cell office:value-type="float" office:value="1.3" calcext:value-type="float">
            <text:p>1,3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table:style-name="Default" table:number-columns-repeated="3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Motor 1 0% | Motor 2 0% | Motor 3 45%</text:p>
          </table:table-cell>
          <table:table-cell office:value-type="float" office:value="80" calcext:value-type="float">
            <text:p>80</text:p>
          </table:table-cell>
          <table:table-cell office:value-type="float" office:value="89.5" calcext:value-type="float">
            <text:p>89,5</text:p>
          </table:table-cell>
          <table:table-cell office:value-type="float" office:value="1.4" calcext:value-type="float">
            <text:p>1,4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8%</text:p>
          </table:table-cell>
          <table:table-cell table:style-name="Default" table:number-columns-repeated="3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.25" calcext:value-type="float">
            <text:p>11,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Motor 1 0% | Motor 2 0% | Motor 3 0%</text:p>
          </table:table-cell>
          <table:table-cell office:value-type="float" office:value="85" calcext:value-type="float">
            <text:p>85</text:p>
          </table:table-cell>
          <table:table-cell office:value-type="float" office:value="88.75" calcext:value-type="float">
            <text:p>88,75</text:p>
          </table:table-cell>
          <table:table-cell office:value-type="float" office:value="1.5" calcext:value-type="float">
            <text:p>1,5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table:style-name="Default" table:number-columns-repeated="3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Motor 1 0% | Motor 2 0% | Motor 3 0% | Motor 4 90%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.6" calcext:value-type="float">
            <text:p>1,6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8.75" calcext:value-type="float">
            <text:p>8,7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Motor 1 0% | Motor 2 0% | Motor 3 0% | Motor 4 78%</text:p>
          </table:table-cell>
          <table:table-cell office:value-type="float" office:value="95" calcext:value-type="float">
            <text:p>95</text:p>
          </table:table-cell>
          <table:table-cell office:value-type="float" office:value="87.25" calcext:value-type="float">
            <text:p>87,25</text:p>
          </table:table-cell>
          <table:table-cell office:value-type="float" office:value="1.7" calcext:value-type="float">
            <text:p>1,7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Motor 1 0% | Motor 2 0% | Motor 3 0% | Motor 4 63%</text:p>
          </table:table-cell>
          <table:table-cell office:value-type="float" office:value="100" calcext:value-type="float">
            <text:p>100</text:p>
          </table:table-cell>
          <table:table-cell office:value-type="float" office:value="86.5" calcext:value-type="float">
            <text:p>86,5</text:p>
          </table:table-cell>
          <table:table-cell office:value-type="float" office:value="1.8" calcext:value-type="float">
            <text:p>1,8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 office:value-type="float" office:value="95" calcext:value-type="float">
            <text:p>95</text:p>
          </table:table-cell>
          <table:table-cell table:style-name="ce2" office:value-type="float" office:value="6.25" calcext:value-type="float">
            <text:p>6,2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Motor 1 0% | Motor 2 0% | Motor 3 0% | Motor 4 45%</text:p>
          </table:table-cell>
          <table:table-cell/>
          <table:table-cell office:value-type="float" office:value="85.75" calcext:value-type="float">
            <text:p>85,75</text:p>
          </table:table-cell>
          <table:table-cell office:value-type="float" office:value="1.9" calcext:value-type="float">
            <text:p>1,9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Motor 1 0% | Motor 2 0% | Motor 3 0% | Motor 4 0%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Motor 8 90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78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63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45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8 0 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90%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78%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63%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Motor 1 0% | Motor 6 45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3:.C33])" office:value-type="float" office:value="3.37" calcext:value-type="float">
            <text:p>3,37</text:p>
          </table:table-cell>
          <table:table-cell table:number-columns-repeated="7"/>
          <table:table-cell table:style-name="ce2" office:value-type="string" calcext:value-type="string">
            <text:p>Motor 1 0% | Motor 6 0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4:.C34])" office:value-type="float" office:value="5.37" calcext:value-type="float">
            <text:p>5,37</text:p>
          </table:table-cell>
          <table:table-cell table:number-columns-repeated="7"/>
          <table:table-cell table:style-name="ce2" office:value-type="string" calcext:value-type="string">
            <text:p>Motor 1 0% | Motor 2 0% | Motor 7 90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5:.C35])" office:value-type="float" office:value="5.6" calcext:value-type="float">
            <text:p>5,6</text:p>
          </table:table-cell>
          <table:table-cell table:number-columns-repeated="7"/>
          <table:table-cell table:style-name="ce2" office:value-type="string" calcext:value-type="string">
            <text:p>Motor 1 0% | Motor 2 0% | Motor 7 78%</text:p>
          </table:table-cell>
          <table:table-cell table:number-columns-repeated="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6:.C36])" office:value-type="float" office:value="5.86" calcext:value-type="float">
            <text:p>5,86</text:p>
          </table:table-cell>
          <table:table-cell table:number-columns-repeated="7"/>
          <table:table-cell table:style-name="ce2" office:value-type="string" calcext:value-type="string">
            <text:p>Motor 1 0% | Motor 2 0% | Motor 7 63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7:.C37])" office:value-type="float" office:value="7.6" calcext:value-type="float">
            <text:p>7,6</text:p>
          </table:table-cell>
          <table:table-cell table:number-columns-repeated="7"/>
          <table:table-cell table:style-name="ce2" office:value-type="string" calcext:value-type="string">
            <text:p>Motor 1 0% | Motor 2 0% | Motor 7 45%</text:p>
          </table:table-cell>
          <table:table-cell table:number-columns-repeated="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38:.C38])" office:value-type="float" office:value="7.86" calcext:value-type="float">
            <text:p>7,86</text:p>
          </table:table-cell>
          <table:table-cell table:number-columns-repeated="7"/>
          <table:table-cell table:style-name="ce2" office:value-type="string" calcext:value-type="string">
            <text:p>Motor 1 0% | Motor 2 0% | Motor 7 0%</text:p>
          </table:table-cell>
          <table:table-cell table:number-columns-repeated="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39:.C39])" office:value-type="float" office:value="8.09" calcext:value-type="float">
            <text:p>8,09</text:p>
          </table:table-cell>
          <table:table-cell table:number-columns-repeated="7"/>
          <table:table-cell table:style-name="ce2" office:value-type="string" calcext:value-type="string">
            <text:p>Motor 1 0% | Motor 2 0% | Motor 7 0% | Motor 8 90%</text:p>
          </table:table-cell>
          <table:table-cell table:number-columns-repeated="3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0:.C40])" office:value-type="float" office:value="10.09" calcext:value-type="float">
            <text:p>10,09</text:p>
          </table:table-cell>
          <table:table-cell table:number-columns-repeated="7"/>
          <table:table-cell table:style-name="ce2" office:value-type="string" calcext:value-type="string">
            <text:p>Motor 1 0% | Motor 2 0% | Motor 7 0% | Motor 8 78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1:.C41])" office:value-type="float" office:value="11.37" calcext:value-type="float">
            <text:p>11,37</text:p>
          </table:table-cell>
          <table:table-cell table:number-columns-repeated="7"/>
          <table:table-cell table:style-name="ce2" office:value-type="string" calcext:value-type="string">
            <text:p>Motor 1 0% | Motor 2 0% | Motor 7 0% | Motor 8 63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2:.C42])" office:value-type="float" office:value="12.3" calcext:value-type="float">
            <text:p>12,3</text:p>
          </table:table-cell>
          <table:table-cell table:number-columns-repeated="7"/>
          <table:table-cell table:style-name="ce2" office:value-type="string" calcext:value-type="string">
            <text:p>Motor 1 0% | Motor 2 0% | Motor 7 0% | Motor 8 45%</text:p>
          </table:table-cell>
          <table:table-cell table:number-columns-repeated="3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3:.C43])" office:value-type="float" office:value="13.33" calcext:value-type="float">
            <text:p>13,33</text:p>
          </table:table-cell>
          <table:table-cell table:number-columns-repeated="7"/>
          <table:table-cell table:style-name="ce2" office:value-type="string" calcext:value-type="string">
            <text:p>Motor 1 0% | Motor 2 0% | Motor 7 0% | Motor 8 0%</text:p>
          </table:table-cell>
          <table:table-cell table:number-columns-repeated="3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4:.C44])" office:value-type="float" office:value="13.6" calcext:value-type="float">
            <text:p>13,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5:.C45])" office:value-type="float" office:value="13.86" calcext:value-type="float">
            <text:p>13,8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6:.C46])" office:value-type="float" office:value="14.3" calcext:value-type="float">
            <text:p>14,3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47:.C47])" office:value-type="float" office:value="14.79" calcext:value-type="float">
            <text:p>14,7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48:.C48])" office:value-type="float" office:value="15.33" calcext:value-type="float">
            <text:p>15,33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49:.C49])" office:value-type="float" office:value="15.56" calcext:value-type="float">
            <text:p>15,5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0:.C50])" office:value-type="float" office:value="16.09" calcext:value-type="float">
            <text:p>16,0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1:.C51])" office:value-type="float" office:value="16.79" calcext:value-type="float">
            <text:p>16,7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2:.C52])" office:value-type="float" office:value="17.56" calcext:value-type="float">
            <text:p>17,5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3:.C53])" office:value-type="float" office:value="20.3" calcext:value-type="float">
            <text:p>20,3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4:.C54])" office:value-type="float" office:value="21.33" calcext:value-type="float">
            <text:p>21,33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5:.C55])" office:value-type="float" office:value="22.26" calcext:value-type="float">
            <text:p>22,2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6:.C56])" office:value-type="float" office:value="22.79" calcext:value-type="float">
            <text:p>22,7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57:.C57])" office:value-type="float" office:value="23.56" calcext:value-type="float">
            <text:p>23,5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58:.C58])" office:value-type="float" office:value="24.26" calcext:value-type="float">
            <text:p>24,2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59:.C59])" office:value-type="float" office:value="29.37" calcext:value-type="float">
            <text:p>29,37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60:.C60])" office:value-type="float" office:value="30.26" calcext:value-type="float">
            <text:p>30,2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1:.C61])" office:value-type="float" office:value="31.6" calcext:value-type="float">
            <text:p>31,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2:.C62])" office:value-type="float" office:value="31.86" calcext:value-type="float">
            <text:p>31,86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3:.C63])" office:value-type="float" office:value="32.39" calcext:value-type="float">
            <text:p>32,3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64:.C64])" office:value-type="float" office:value="34.09" calcext:value-type="float">
            <text:p>34,0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5:.C65])" office:value-type="float" office:value="34.39" calcext:value-type="float">
            <text:p>34,3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6:.C66])" office:value-type="float" office:value="34.88" calcext:value-type="float">
            <text:p>34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7:.C67])" office:value-type="float" office:value="35.76" calcext:value-type="float">
            <text:p>35,7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68:.C68])" office:value-type="float" office:value="36.88" calcext:value-type="float">
            <text:p>36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69:.C69])" office:value-type="float" office:value="37.76" calcext:value-type="float">
            <text:p>37,76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0:.C70])" office:value-type="float" office:value="37.99" calcext:value-type="float">
            <text:p>37,9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1:.C71])" office:value-type="float" office:value="38.3" calcext:value-type="float">
            <text:p>38,3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2:.C72])" office:value-type="float" office:value="39.33" calcext:value-type="float">
            <text:p>39,33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3:.C73])" office:value-type="float" office:value="39.99" calcext:value-type="float">
            <text:p>39,9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4:.C74])" office:value-type="float" office:value="40.39" calcext:value-type="float">
            <text:p>40,3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75:.C75])" office:value-type="float" office:value="40.79" calcext:value-type="float">
            <text:p>40,7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76:.C76])" office:value-type="float" office:value="41.56" calcext:value-type="float">
            <text:p>41,5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7:.C77])" office:value-type="float" office:value="42.35" calcext:value-type="float">
            <text:p>42,35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78:.C78])" office:value-type="float" office:value="42.88" calcext:value-type="float">
            <text:p>42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79:.C79])" office:value-type="float" office:value="43.76" calcext:value-type="float">
            <text:p>43,7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0:.C80])" office:value-type="float" office:value="44.35" calcext:value-type="float">
            <text:p>44,3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1:.C81])" office:value-type="float" office:value="44.69" calcext:value-type="float">
            <text:p>44,6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82:.C82])" office:value-type="float" office:value="45.99" calcext:value-type="float">
            <text:p>45,9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3:.C83])" office:value-type="float" office:value="46.69" calcext:value-type="float">
            <text:p>46,69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4:.C84])" office:value-type="float" office:value="48.26" calcext:value-type="float">
            <text:p>48,2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5:.C85])" office:value-type="float" office:value="50.35" calcext:value-type="float">
            <text:p>50,3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86:.C86])" office:value-type="float" office:value="52.69" calcext:value-type="float">
            <text:p>52,6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7:.C87])" office:value-type="float" office:value="58.39" calcext:value-type="float">
            <text:p>58,3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88:.C88])" office:value-type="float" office:value="60.88" calcext:value-type="float">
            <text:p>60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89:.C89])" office:value-type="float" office:value="61.76" calcext:value-type="float">
            <text:p>61,76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0:.C90])" office:value-type="float" office:value="63.99" calcext:value-type="float">
            <text:p>63,9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1:.C91])" office:value-type="float" office:value="64.78" calcext:value-type="float">
            <text:p>64,7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2:.C92])" office:value-type="float" office:value="66.78" calcext:value-type="float">
            <text:p>66,78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3:.C93])" office:value-type="float" office:value="68.35" calcext:value-type="float">
            <text:p>68,3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94:.C94])" office:value-type="float" office:value="70.69" calcext:value-type="float">
            <text:p>70,6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95:.C95])" office:value-type="float" office:value="72.78" calcext:value-type="float">
            <text:p>72,78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6:.C96])" office:value-type="float" office:value="83.37" calcext:value-type="float">
            <text:p>83,37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7:.C97])" office:value-type="float" office:value="85.6" calcext:value-type="float">
            <text:p>85,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98:.C98])" office:value-type="float" office:value="85.86" calcext:value-type="float">
            <text:p>85,8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99:.C99])" office:value-type="float" office:value="88.09" calcext:value-type="float">
            <text:p>88,0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00:.C100])" office:value-type="float" office:value="90.78" calcext:value-type="float">
            <text:p>90,78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1:.C101])" office:value-type="float" office:value="92.3" calcext:value-type="float">
            <text:p>92,3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2:.C102])" office:value-type="float" office:value="92.66" calcext:value-type="float">
            <text:p>92,6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03:.C103])" office:value-type="float" office:value="93.33" calcext:value-type="float">
            <text:p>93,33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4:.C104])" office:value-type="float" office:value="94.66" calcext:value-type="float">
            <text:p>94,6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05:.C105])" office:value-type="float" office:value="94.79" calcext:value-type="float">
            <text:p>94,79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6:.C106])" office:value-type="float" office:value="95.15" calcext:value-type="float">
            <text:p>95,1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07:.C107])" office:value-type="float" office:value="95.56" calcext:value-type="float">
            <text:p>95,5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8:.C108])" office:value-type="float" office:value="97.15" calcext:value-type="float">
            <text:p>97,15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09:.C109])" office:value-type="float" office:value="100.66" calcext:value-type="float">
            <text:p>100,6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10:.C110])" office:value-type="float" office:value="102.26" calcext:value-type="float">
            <text:p>102,26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1:.C111])" office:value-type="float" office:value="102.62" calcext:value-type="float">
            <text:p>102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2:.C112])" office:value-type="float" office:value="103.02" calcext:value-type="float">
            <text:p>103,02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3:.C113])" office:value-type="float" office:value="103.15" calcext:value-type="float">
            <text:p>103,1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4:.C114])" office:value-type="float" office:value="104.62" calcext:value-type="float">
            <text:p>104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5:.C115])" office:value-type="float" office:value="105.02" calcext:value-type="float">
            <text:p>105,0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6:.C116])" office:value-type="float" office:value="105.25" calcext:value-type="float">
            <text:p>105,2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17:.C117])" office:value-type="float" office:value="107.25" calcext:value-type="float">
            <text:p>107,2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18:.C118])" office:value-type="float" office:value="110.62" calcext:value-type="float">
            <text:p>110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19:.C119])" office:value-type="float" office:value="111.02" calcext:value-type="float">
            <text:p>111,0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0:.C120])" office:value-type="float" office:value="111.95" calcext:value-type="float">
            <text:p>111,95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1:.C121])" office:value-type="float" office:value="112.39" calcext:value-type="float">
            <text:p>112,39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2:.C122])" office:value-type="float" office:value="113.25" calcext:value-type="float">
            <text:p>113,2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3:.C123])" office:value-type="float" office:value="113.95" calcext:value-type="float">
            <text:p>113,95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24:.C124])" office:value-type="float" office:value="114.88" calcext:value-type="float">
            <text:p>114,8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25:.C125])" office:value-type="float" office:value="115.76" calcext:value-type="float">
            <text:p>115,76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26:.C126])" office:value-type="float" office:value="117.99" calcext:value-type="float">
            <text:p>117,99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7:.C127])" office:value-type="float" office:value="118.66" calcext:value-type="float">
            <text:p>118,66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28:.C128])" office:value-type="float" office:value="119.95" calcext:value-type="float">
            <text:p>119,95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29:.C129])" office:value-type="float" office:value="121.15" calcext:value-type="float">
            <text:p>121,1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0:.C130])" office:value-type="float" office:value="122.35" calcext:value-type="float">
            <text:p>122,3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31:.C131])" office:value-type="float" office:value="124.69" calcext:value-type="float">
            <text:p>124,69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2:.C132])" office:value-type="float" office:value="125.05" calcext:value-type="float">
            <text:p>125,05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3:.C133])" office:value-type="float" office:value="127.05" calcext:value-type="float">
            <text:p>127,0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4:.C134])" office:value-type="float" office:value="128.62" calcext:value-type="float">
            <text:p>128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35:.C135])" office:value-type="float" office:value="129.02" calcext:value-type="float">
            <text:p>129,0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36:.C136])" office:value-type="float" office:value="131.25" calcext:value-type="float">
            <text:p>131,2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7:.C137])" office:value-type="float" office:value="132.04" calcext:value-type="float">
            <text:p>132,04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38:.C138])" office:value-type="float" office:value="133.05" calcext:value-type="float">
            <text:p>133,0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39:.C139])" office:value-type="float" office:value="134.04" calcext:value-type="float">
            <text:p>134,04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40:.C140])" office:value-type="float" office:value="137.95" calcext:value-type="float">
            <text:p>137,9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1:.C141])" office:value-type="float" office:value="140.04" calcext:value-type="float">
            <text:p>140,04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2:.C142])" office:value-type="float" office:value="144.78" calcext:value-type="float">
            <text:p>144,78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3:.C143])" office:value-type="float" office:value="151.05" calcext:value-type="float">
            <text:p>151,0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44:.C144])" office:value-type="float" office:value="158.04" calcext:value-type="float">
            <text:p>158,04</text:p>
          </table:table-cell>
          <table:table-cell table:number-columns-repeated="11"/>
        </table:table-row>
        <table:table-row table:style-name="ro3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5:.C145])" office:value-type="float" office:value="172.66" calcext:value-type="float">
            <text:p>172,66</text:p>
          </table:table-cell>
          <table:table-cell table:number-columns-repeated="11"/>
        </table:table-row>
        <table:table-row table:style-name="ro3">
          <table:table-cell table:style-name="ce2" office:value-type="float" office:value="3.74" calcext:value-type="float">
            <text:p>3,7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6:.C146])" office:value-type="float" office:value="175.15" calcext:value-type="float">
            <text:p>175,15</text:p>
          </table:table-cell>
          <table:table-cell table:number-columns-repeated="11"/>
        </table:table-row>
        <table:table-row table:style-name="ro3">
          <table:table-cell table:style-name="ce2" office:value-type="float" office:value="11.21" calcext:value-type="float">
            <text:p>11,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47:.C147])" office:value-type="float" office:value="182.62" calcext:value-type="float">
            <text:p>182,6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.12" calcext:value-type="float">
            <text:p>1,12</text:p>
          </table:table-cell>
          <table:table-cell table:formula="of:=SUM([.A148:.C148])" office:value-type="float" office:value="183.02" calcext:value-type="float">
            <text:p>183,02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.35" calcext:value-type="float">
            <text:p>3,35</text:p>
          </table:table-cell>
          <table:table-cell table:formula="of:=SUM([.A149:.C149])" office:value-type="float" office:value="185.25" calcext:value-type="float">
            <text:p>185,2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.05" calcext:value-type="float">
            <text:p>10,05</text:p>
          </table:table-cell>
          <table:table-cell table:formula="of:=SUM([.A150:.C150])" office:value-type="float" office:value="191.95" calcext:value-type="float">
            <text:p>191,9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1:.C151])" office:value-type="float" office:value="192.31" calcext:value-type="float">
            <text:p>192,31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2:.C152])" office:value-type="float" office:value="194.31" calcext:value-type="float">
            <text:p>194,31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3:.C153])" office:value-type="float" office:value="200.31" calcext:value-type="float">
            <text:p>200,31</text:p>
          </table:table-cell>
          <table:table-cell table:number-columns-repeated="11"/>
        </table:table-row>
        <table:table-row table:style-name="ro3">
          <table:table-cell table:style-name="ce2" office:value-type="float" office:value="33.64" calcext:value-type="float">
            <text:p>33,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4:.C154])" office:value-type="float" office:value="205.05" calcext:value-type="float">
            <text:p>205,05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0.14" calcext:value-type="float">
            <text:p>30,14</text:p>
          </table:table-cell>
          <table:table-cell table:formula="of:=SUM([.A155:.C155])" office:value-type="float" office:value="212.04" calcext:value-type="float">
            <text:p>212,04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6:.C156])" office:value-type="float" office:value="218.31" calcext:value-type="float">
            <text:p>218,31</text:p>
          </table:table-cell>
          <table:table-cell table:number-columns-repeated="11"/>
        </table:table-row>
        <table:table-row table:style-name="ro3">
          <table:table-cell table:style-name="ce2" office:value-type="float" office:value="100.9" calcext:value-type="float">
            <text:p>100,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0.41" calcext:value-type="float">
            <text:p>90,41</text:p>
          </table:table-cell>
          <table:table-cell table:formula="of:=SUM([.A157:.C157])" office:value-type="float" office:value="272.31" calcext:value-type="float">
            <text:p>272,3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otaçao com 3</text:p>
          </table:table-cell>
          <table:table-cell table:number-columns-repeated="14"/>
        </table:table-row>
        <table:table-row table:style-name="ro3" table:number-rows-repeated="4">
          <table:table-cell table:number-columns-repeated="15"/>
        </table:table-row>
        <table:table-row table:style-name="ro3">
          <table:table-cell table:number-columns-repeated="4"/>
          <table:table-cell office:value-type="string" calcext:value-type="string">
            <text:p>Falhas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Nenhuma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8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5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8 5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8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3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6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7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3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6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7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6 0% | Motor 7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table:number-columns-repeated="10"/>
        </table:table-row>
        <table:table-row table:style-name="ro3" table:number-rows-repeated="1048384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F3:Sheet1.F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/00/0000</text:date>, <text:time style:data-style-name="N2" text:time-value="17:01:09.948353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9-05-11T19:25:23.152117687</dc:date>
    <meta:editing-duration>P5DT31M47S</meta:editing-duration>
    <meta:editing-cycles>17</meta:editing-cycles>
    <meta:generator>LibreOffice/5.1.6.2$Linux_X86_64 LibreOffice_project/10m0$Build-2</meta:generator>
    <meta:document-statistic meta:table-count="1" meta:cell-count="757" meta:object-count="0"/>
  </office:meta>
</office:document-meta>
</file>